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D1000001759D1C6575.svm" manifest:media-type=""/>
  <manifest:file-entry manifest:full-path="Pictures/20000001000001CD0000017567FE65CC.svm" manifest:media-type=""/>
  <manifest:file-entry manifest:full-path="Pictures/20000001000001CD00000129C4F4D402.svm" manifest:media-type=""/>
  <manifest:file-entry manifest:full-path="Pictures/20000001000001D100000175479317D8.svm" manifest:media-type=""/>
  <manifest:file-entry manifest:full-path="Pictures/20000001000001D100000129A37F3893.svm" manifest:media-type=""/>
  <manifest:file-entry manifest:full-path="Pictures/200000010000026E0000012D2B1C45BB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1000001CD00000175270432B1.svm" manifest:media-type=""/>
  <manifest:file-entry manifest:full-path="Pictures/200000020000032C00000153873B72F4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37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'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B'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cm" svg:height="4.824cm" svg:x="0.888cm" svg:y="0.68cm">
          <draw:image xlink:href="Pictures/200000020000032C00000153873B72F4.eps" xlink:type="simple" xlink:show="embed" xlink:actuate="onLoad">
            <text:p/>
          </draw:image>
        </draw:frame>
        <draw:frame draw:style-name="gr2" draw:text-style-name="P3" draw:layer="layout" svg:width="1.191cm" svg:height="0.916cm" svg:x="9.978cm" svg:y="4.626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398cm" svg:height="0.916cm" svg:x="4.14cm" svg:y="4.626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custom-shape draw:style-name="gr3" draw:text-style-name="P1" xml:id="id1" draw:id="id1" draw:layer="layout" svg:width="1.228cm" svg:height="1.946cm" svg:x="11.585cm" svg:y="3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1.228cm" svg:height="1.021cm" svg:x="9.241cm" svg:y="3.3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1.585cm" svg:y1="4.243cm" svg:x2="10.469cm" svg:y2="3.818cm" draw:start-shape="id1" draw:start-glue-point="3" draw:end-shape="id2" draw:end-glue-point="1" svg:d="M11585 4243c-835 0-278-425-1116-425" svg:viewBox="0 0 1117 426">
          <text:p/>
        </draw:connector>
        <draw:custom-shape draw:style-name="gr3" draw:text-style-name="P1" xml:id="id3" draw:id="id3" draw:layer="layout" svg:width="1.871cm" svg:height="1.115cm" svg:x="4.725cm" svg:y="1.9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0.964cm" svg:height="1.115cm" svg:x="1.512cm" svg:y="2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5.66cm" svg:y1="3.099cm" svg:x2="1.994cm" svg:y2="3.119cm" draw:start-shape="id3" draw:start-glue-point="2" draw:end-shape="id4" draw:end-glue-point="2" svg:d="M5660 3099c0 781-3666 771-3666 20" svg:viewBox="0 0 3667 586">
          <text:p/>
        </draw:connector>
        <draw:frame draw:style-name="gr5" draw:text-style-name="P1" draw:layer="layout" svg:width="0.739cm" svg:height="0.365cm" svg:x="11.471cm" svg:y="0.375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739cm" svg:height="0.365cm" svg:x="9.11cm" svg:y="0.375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739cm" svg:height="0.365cm" svg:x="6.766cm" svg:y="0.375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739cm" svg:height="0.365cm" svg:x="2.552cm" svg:y="0.375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552cm" svg:height="0.36cm" svg:x="12.113cm" svg:y="1.645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6cm" svg:x="9.694cm" svg:y="1.645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6cm" svg:x="7.351cm" svg:y="1.645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6cm" svg:x="3.155cm" svg:y="1.645cm">
          <draw:image xlink:href="Pictures/20000001000001CD0000012DBE74C9DE.svm" xlink:type="simple" xlink:show="embed" xlink:actuate="onLoad">
            <text:p/>
          </draw:image>
        </draw:frame>
        <draw:frame draw:style-name="gr7" draw:text-style-name="P1" draw:layer="layout" svg:width="0.745cm" svg:height="0.36cm" svg:x="10.088cm" svg:y="2.571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745cm" svg:height="0.36cm" svg:x="7.708cm" svg:y="2.571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745cm" svg:height="0.36cm" svg:x="3.55cm" svg:y="2.571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745cm" svg:height="0.36cm" svg:x="0.298cm" svg:y="2.571cm">
          <draw:image xlink:href="Pictures/200000010000026E0000012D2B1C45BB.svm" xlink:type="simple" xlink:show="embed" xlink:actuate="onLoad">
            <text:p/>
          </draw:image>
        </draw:frame>
        <draw:frame draw:style-name="gr8" draw:text-style-name="P1" draw:layer="layout" svg:width="0.552cm" svg:height="0.446cm" svg:x="12.093cm" svg:y="3.51cm">
          <draw:image xlink:href="Pictures/20000001000001CD00000175270432B1.svm" xlink:type="simple" xlink:show="embed" xlink:actuate="onLoad">
            <text:p/>
          </draw:image>
        </draw:frame>
        <draw:frame draw:style-name="gr9" draw:text-style-name="P1" draw:layer="layout" svg:width="0.557cm" svg:height="0.355cm" svg:x="12.092cm" svg:y="4.482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57cm" svg:height="0.446cm" svg:x="9.732cm" svg:y="3.593cm">
          <draw:image xlink:href="Pictures/20000001000001D100000175479317D8.svm" xlink:type="simple" xlink:show="embed" xlink:actuate="onLoad">
            <text:p/>
          </draw:image>
        </draw:frame>
        <draw:frame draw:style-name="gr11" draw:text-style-name="P1" draw:layer="layout" svg:width="0.552cm" svg:height="0.355cm" svg:x="4.988cm" svg:y="2.157cm">
          <draw:image xlink:href="Pictures/20000001000001CD00000129C4F4D402.svm" xlink:type="simple" xlink:show="embed" xlink:actuate="onLoad">
            <text:p/>
          </draw:image>
        </draw:frame>
        <draw:frame draw:style-name="gr12" draw:text-style-name="P1" draw:layer="layout" svg:width="0.557cm" svg:height="0.446cm" svg:x="5.931cm" svg:y="2.112cm">
          <draw:image xlink:href="Pictures/20000001000001D1000001759D1C6575.svm" xlink:type="simple" xlink:show="embed" xlink:actuate="onLoad">
            <text:p/>
          </draw:image>
        </draw:frame>
        <draw:frame draw:style-name="gr13" draw:text-style-name="P1" draw:layer="layout" svg:width="0.552cm" svg:height="0.446cm" svg:x="1.718cm" svg:y="2.13cm">
          <draw:image xlink:href="Pictures/20000001000001CD0000017567FE65C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23:15.663926210</dc:date>
    <meta:editing-duration>PT13M22S</meta:editing-duration>
    <meta:editing-cycles>4</meta:editing-cycles>
    <meta:generator>LibreOffice/4.2.8.2$Linux_x86 LibreOffice_project/420m0$Build-2</meta:generator>
    <meta:document-statistic meta:object-count="27"/>
  </office:meta>
</office:document-meta>
</file>